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PyPiPower</text:p>
      <text:p text:style-name="Preformatted_20_Text">Python AD8318 RF Power Meter application for the Raspberry Pi</text:p>
      <text:p text:style-name="Preformatted_20_Text"/>
      <text:p text:style-name="Preformatted_20_Text">A RF Power Meter programme in Python using the AD8318 Digital RF Power Detector pcb by made by SV1AFN, communicating with the Pi using SPI.</text:p>
      <text:p text:style-name="Preformatted_20_Text"/>
      <text:p text:style-name="Preformatted_20_Text">https://www.sv1afn.com/en/products/ad8318-digital-rf-power-detector.html</text:p>
      <text:p text:style-name="Preformatted_20_Text"/>
      <text:p text:style-name="Preformatted_20_Text">Ideas / reminders:</text:p>
      <text:p text:style-name="Preformatted_20_Text"/>
      <text:list xml:id="list1114102214" text:style-name="L1">
        <text:list-item>
          <text:p text:style-name="P1">AnalogGaugeWidgetPyQT</text:p>
        </text:list-item>
        <text:list-item>
          <text:p text:style-name="P1">Calibration saving including view and update. <text:s/>Intercept point?</text:p>
        </text:list-item>
        <text:list-item>
          <text:p text:style-name="P1">Frequency setting (needed for AD8318 optimum accuracy)</text:p>
        </text:list-item>
        <text:list-item>
          <text:p text:style-name="P1">Cable attenuation compensation</text:p>
        </text:list-item>
        <text:list-item>
          <text:p text:style-name="P1">Attenuator offset scaling of readout</text:p>
        </text:list-item>
        <text:list-item>
          <text:p text:style-name="P1">Peak Hold with reset</text:p>
        </text:list-item>
        <text:list-item>
          <text:p text:style-name="P1">Average over selected number of samples</text:p>
        </text:list-item>
        <text:list-item>
          <text:p text:style-name="P1">Interface to LimeSDR VNA programme for swept power plotting (if it's faster than LimeSDR receive)</text:p>
        </text:list-item>
        <text:list-item>
          <text:p text:style-name="P1">dBm / Watts display simultaneously</text:p>
        </text:list-item>
        <text:list-item>
          <text:p text:style-name="P1">Power vs time graph in realtime with axes calibrated respecting attenuator &amp; cable settings</text:p>
        </text:list-item>
        <text:list-item>
          <text:p text:style-name="P1">Notification of input signal outside best dynamic rang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1T14:06:02.824744338</dc:date>
    <meta:editing-duration>PT42S</meta:editing-duration>
    <meta:editing-cycles>1</meta:editing-cycles>
    <meta:document-statistic meta:table-count="0" meta:image-count="0" meta:object-count="0" meta:page-count="1" meta:paragraph-count="16" meta:word-count="128" meta:character-count="852" meta:non-whitespace-character-count="750"/>
    <meta:generator>LibreOffice/6.4.7.2$Linux_X86_64 LibreOffice_project/40$Build-2</meta:generator>
  </office:meta>
</office:document-meta>
</file>